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start="Circle" draw:fill="none" draw:textarea-vertical-align="middle"/>
    </style:style>
    <style:style style:name="gr2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4.556cm" svg:y1="10.117cm" svg:x2="4.556cm" svg:y2="12.213cm">
            <text:p/>
          </draw:line>
          <draw:line draw:style-name="gr1" draw:text-style-name="P1" draw:layer="layout" svg:x1="4.456cm" svg:y1="12.276cm" svg:x2="7.223cm" svg:y2="11.165cm">
            <text:p/>
          </draw:line>
          <draw:line draw:style-name="gr1" draw:text-style-name="P1" draw:layer="layout" svg:x1="7.223cm" svg:y1="11.246cm" svg:x2="4.556cm" svg:y2="10.198cm">
            <text:p/>
          </draw:line>
        </draw:g>
        <draw:g>
          <draw:line draw:style-name="gr1" draw:text-style-name="P1" draw:layer="layout" svg:x1="9.993cm" svg:y1="11.153cm" svg:x2="9.308cm" svg:y2="12.98cm">
            <text:p/>
          </draw:line>
          <draw:line draw:style-name="gr1" draw:text-style-name="P1" draw:layer="layout" svg:x1="9.381cm" svg:y1="13.07cm" svg:x2="7.153cm" svg:y2="11.131cm">
            <text:p/>
          </draw:line>
          <draw:line draw:style-name="gr1" draw:text-style-name="P1" draw:layer="layout" svg:x1="7.127cm" svg:y1="11.202cm" svg:x2="9.967cm" svg:y2="11.224cm">
            <text:p/>
          </draw:line>
        </draw:g>
        <draw:g>
          <draw:line draw:style-name="gr1" draw:text-style-name="P1" draw:layer="layout" svg:x1="7.283cm" svg:y1="13.904cm" svg:x2="5.69cm" svg:y2="13.421cm">
            <text:p/>
          </draw:line>
          <draw:line draw:style-name="gr1" draw:text-style-name="P1" draw:layer="layout" svg:x1="5.613cm" svg:y1="13.502cm" svg:x2="7.26cm" svg:y2="11.11cm">
            <text:p/>
          </draw:line>
          <draw:line draw:style-name="gr1" draw:text-style-name="P1" draw:layer="layout" svg:x1="7.199cm" svg:y1="11.092cm" svg:x2="7.222cm" svg:y2="13.886cm">
            <text:p/>
          </draw:line>
        </draw:g>
        <draw:path draw:style-name="gr2" draw:text-style-name="P1" draw:layer="layout" svg:width="0.81cm" svg:height="0.568cm" draw:transform="rotate (0.218166156499291) translate (7.16128103810008cm 9.95671413842956cm)" svg:viewBox="0 0 811 569" svg:d="M0 22c347-113 590 237 775 454l36 9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7T22:58:18.914669413</meta:creation-date>
    <dc:date>2015-11-18T02:17:42.556482541</dc:date>
    <meta:editing-duration>PT2H43M4S</meta:editing-duration>
    <meta:editing-cycles>3</meta:editing-cycles>
    <meta:generator>LibreOffice/4.2.8.2$Linux_X86_64 LibreOffice_project/420m0$Build-2</meta:generator>
    <meta:document-statistic meta:object-count="13"/>
  </office:meta>
</office:document-meta>
</file>